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6.099cm" svg:height="20.099cm" svg:x="0.9cm" svg:y="0.5cm" svg:viewBox="0 0 16100 20100" svg:d="M4575 9326c598 119 1185 174 1875 174s1277-55 1875-174c598-120 1027-269 1373-476 345-207 502-411 502-650s-157-443-502-650c-346-207-775-356-1373-476-598-119-1185-174-1875-174s-1277 55-1875 174c-598 120-1027 269-1373 476-345 207-502 411-502 650s157 443 502 650c346 207 775 356 1373 476zM800 16200h600v-600h-600zM14900 16200h600v-600h-600zM3175 18232c438 253 869 368 1375 368s937-115 1375-368c438-254 753-569 1007-1007 253-438 368-869 368-1375s-115-937-368-1375c-254-438-569-753-1007-1007-438-253-869-368-1375-368s-937 115-1375 368c-438 254-753 569-1007 1007-253 438-368 869-368 1375s115 937 368 1375c254 438 569 753 1007 1007zM10475 18232c438 253 869 368 1375 368s937-115 1375-368c438-254 753-569 1007-1007 253-438 368-869 368-1375s-115-937-368-1375c-254-438-569-753-1007-1007-438-253-869-368-1375-368s-937 115-1375 368c-438 254-753 569-1007 1007-253 438-368 869-368 1375s115 937 368 1375c254 438 569 753 1007 1007zM2225 19531c-678-392-1164-878-1556-1556-391-678-569-1343-569-2125s178-1447 569-2125c392-678 878-1164 1556-1556 225-129 448-236 675-320v-1475c-876-238-1525-530-2056-924-580-430-844-853-844-1350s264-920 844-1350c333-247 713-454 1166-633l117-5318 2873-199c400 733 820 1274 1200 2200s4586 2204 5600 700-1400-1267-2100-1900c133-533 0 100 400-1600 900 367 1500 0 2700 1100s1040 3074-100 4000c-820 666-1392 891-2887 758 819 231 1435 515 1943 892 473 351 736 697 817 1082l454-336 2076 2804h97v131l29 39-29 21v1709h-1173c651 386 1123 865 1504 1525 391 678 569 1343 569 2125s-178 1447-569 2125c-392 678-878 1164-1556 1556-678 391-1343 569-2125 569s-1447-178-2125-569c-678-392-1164-878-1556-1556-24-41-47-83-69-124-22 41-45 83-69 124-392 678-878 1164-1556 1556-678 391-1343 569-2125 569s-1447-178-2125-569zM6300 5400c223 0 440 4 652 13-2592-661-1911-2244-3052-3313v3501c756-137 1529-201 2400-201zM8031 13725c24 41 47 83 69 124 22-41 45-83 69-124 381-660 853-1139 1504-1525h-3146c651 386 1123 865 1504 1525zM12739 10300l-761-1028c-68 59-142 119-222 178-477 354-1050 626-1798 85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i Yang Ten</meta:initial-creator>
    <meta:creation-date>2017-12-29T15:51:44.83</meta:creation-date>
    <meta:printed-by>Zhi Yang Ten</meta:printed-by>
    <meta:print-date>2017-12-29T16:10:12.06</meta:print-date>
    <dc:date>2017-12-29T16:44:29.84</dc:date>
    <dc:creator>Zhi Yang Ten</dc:creator>
    <meta:editing-duration>PT22M10S</meta:editing-duration>
    <meta:editing-cycles>1</meta:editing-cycles>
    <meta:document-statistic meta:object-count="1"/>
    <meta:generator>OpenOffice/4.1.4$Win32 OpenOffice.org_project/414m5$Build-9788</meta:generator>
  </office:meta>
</office:document-meta>
</file>